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9.758cm" fo:min-width="25.40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99cm"/>
      <style:paragraph-properties style:writing-mode="lr-tb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 fo:min-height="2.415cm" fo:min-width="24.39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295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draw:textarea-vertical-align="top" fo:min-height="8.884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outline1">
      <style:graphic-properties fo:min-height="4.106cm"/>
      <style:paragraph-properties style:writing-mode="lr-tb"/>
    </style:style>
    <style:style style:name="pr7" style:family="presentation" style:parent-style-name="Default-title">
      <style:graphic-properties fo:min-height="3.625cm"/>
      <style:paragraph-properties style:writing-mode="lr-tb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10.334cm" style:use-optimal-column-width="false"/>
    </style:style>
    <style:style style:name="ro1" style:family="table-row">
      <style:table-row-properties style:row-height="1.999cm" style:use-optimal-row-height="false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3cm" fo:margin-bottom="0cm" fo:text-indent="0cm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0000"/>
      <style:paragraph-properties fo:text-align="center"/>
      <style:text-properties style:text-underline-style="solid" style:text-underline-width="auto" style:text-underline-color="font-color"/>
    </style:style>
    <style:style style:name="P12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13" style:family="paragraph">
      <style:paragraph-properties fo:margin-top="0.5cm" fo:margin-bottom="0cm"/>
    </style:style>
    <style:style style:name="P14" style:family="paragraph">
      <style:text-properties fo:font-size="28pt" fo:font-weight="bold" style:font-size-asian="28pt" style:font-weight-asian="bold" style:font-size-complex="28pt" style:font-weight-complex="bold"/>
    </style:style>
    <style:style style:name="P15" style:family="paragraph">
      <loext:graphic-properties draw:fill="none" draw:fill-color="#ffffff"/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16" style:family="paragraph">
      <style:text-properties fo:font-size="40pt" style:font-size-asian="40pt" style:font-size-complex="40pt"/>
    </style:style>
    <style:style style:name="P17" style:family="paragraph">
      <style:text-properties fo:font-size="26pt" style:font-size-asian="26pt" style:font-size-complex="26pt"/>
    </style:style>
    <style:style style:name="T1" style:family="text">
      <style:text-properties fo:font-size="80pt" fo:letter-spacing="0.25cm" style:font-size-asian="80pt" style:font-size-complex="80pt"/>
    </style:style>
    <style:style style:name="T2" style:family="text">
      <style:text-properties fo:letter-spacing="0.25cm"/>
    </style:style>
    <style:style style:name="T3" style:family="text">
      <style:text-properties style:font-name="DejaVu Sans Condensed" fo:font-size="20pt" fo:letter-spacing="-0.06cm" style:font-size-asian="20pt" style:font-size-complex="2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24pt" fo:font-style="normal" fo:text-shadow="none" style:text-underline-style="none" fo:font-weight="normal" style:letter-kerning="true" fo:background-color="transparent" style:font-name-asian="DejaVu Sans2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32pt" fo:font-style="normal" fo:text-shadow="none" style:text-underline-style="none" fo:font-weight="normal" style:letter-kerning="true" fo:background-color="transparent" style:font-name-asian="DejaVu Sans2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2pt" fo:font-weight="normal" style:font-size-asian="22pt" style:font-weight-asian="normal" style:font-size-complex="22pt" style:font-weight-complex="normal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40pt" fo:font-weight="normal" style:font-size-asian="40pt" style:font-weight-asian="normal" style:font-size-complex="40pt" style:font-weight-complex="normal"/>
    </style:style>
    <style:style style:name="T1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custom-shape draw:style-name="gr1" draw:text-style-name="P1" draw:layer="layout" svg:width="25.908cm" svg:height="10.008cm" svg:x="1.016cm" svg:y="1.57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12.19cm" svg:x="1.4cm" svg:y="0.628cm" presentation:class="subtitle">
          <draw:text-box>
            <text:p>DISCLAIMER: <text:line-break/>This session contains security stuff, sexual content and strong language- basically all the good stuff </text:p>
          </draw:text-box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 text:style-name="P4"/>
            <text:p text:style-name="P4"><text:span text:style-name="T1">OSINT</text:span><text:span text:style-name="T2"><text:line-break/></text:span><text:span text:style-name="T3">Open-Source Intelligence</text:span></text:p>
            <text:p/>
            <text:p/>
          </draw:text-box>
        </draw:frame>
        <draw:frame draw:style-name="gr3" draw:text-style-name="P5" draw:layer="layout" svg:width="11.43cm" svg:height="0.988cm" svg:x="8.285cm" svg:y="9.68cm">
          <draw:text-box>
            <text:p>(HOW TO BE CREEPY ONLINE 101)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>
          <draw:text-box>
            <text:p>What is it?</text:p>
          </draw:text-box>
        </draw:frame>
        <draw:frame presentation:style-name="pr4" draw:text-style-name="P7" draw:layer="layout" svg:width="25.199cm" svg:height="9.134cm" svg:x="1.27cm" svg:y="3.685cm" presentation:class="outline" presentation:user-transformed="true">
          <draw:text-box>
            <text:list text:style-name="L2">
              <text:list-header>
                <text:p text:style-name="P8"><text:span text:style-name="T4">OSINT is produced from publicly available information</text:span></text:p>
                <text:p text:style-name="P8"><text:span text:style-name="T4"/></text:p>
              </text:list-header>
              <text:list-item>
                <text:p text:style-name="P8"><text:span text:style-name="T4">Metadata </text:span></text:p>
              </text:list-item>
              <text:list-item>
                <text:p text:style-name="P8"><text:span text:style-name="T4">News articles</text:span></text:p>
              </text:list-item>
              <text:list-item>
                <text:p text:style-name="P8"><text:span text:style-name="T4">Social media posts</text:span></text:p>
              </text:list-item>
              <text:list-item>
                <text:p text:style-name="P8"><text:span text:style-name="T4">Public data(govt. Records, statements, etc.)</text:span></text:p>
                <text:p text:style-name="P9"><text:span text:style-name="T4"/></text:p>
                <text:p text:style-name="P9"><text:span text:style-name="T5"/></text:p>
                <text:p text:style-name="P9"><text:span text:style-name="T5"/></text:p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 text:style-name="P8"><text:span text:style-name="T4"/></text:p>
                        <text:p text:style-name="P8"><text:span text:style-name="T4"/></text:p>
                        <text:p text:style-name="P8"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Why do OSINT?</text:p>
          </draw:text-box>
        </draw:frame>
        <draw:frame draw:style-name="gr4" draw:text-style-name="P10" draw:layer="layout" svg:width="20.32cm" svg:height="4.24cm" svg:x="3.302cm" svg:y="4.826cm">
          <draw:text-box>
            <text:list text:style-name="L1">
              <text:list-item>
                <text:p>First step of gaining access to any target(Recon) </text:p>
              </text:list-item>
              <text:list-item>
                <text:p>To better understand one’s internet presence</text:p>
              </text:list-item>
              <text:list-item>
                <text:p>To better get a grab on business competitions</text:p>
              </text:list-item>
              <text:list-item>
                <text:p>To profile a person</text:p>
              </text:list-item>
              <text:list-item>
                <text:p>To find weak points in your network 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Recon, what is that?</text:p>
          </draw:text-box>
        </draw:frame>
        <draw:frame presentation:style-name="pr5" draw:layer="layout" svg:width="25.199cm" svg:height="9.134cm" svg:x="1.87cm" svg:y="4.826cm" presentation:class="outline" presentation:user-transformed="true">
          <draw:text-box>
            <text:list text:style-name="L2">
              <text:list-item>
                <text:p>Recon is short for <text:span text:style-name="T6">reconnaissance</text:span></text:p>
              </text:list-item>
              <text:list-item>
                <text:p><text:span text:style-name="T7">There’s two types:</text:span></text:p>
              </text:list-item>
            </text:list>
            <text:list text:style-name="L4">
              <text:list-item>
                <text:list>
                  <text:list-item>
                    <text:p><text:span text:style-name="T7">Active recon(illegal without authorization)</text:span></text:p>
                  </text:list-item>
                  <text:list-item>
                    <text:p><text:span text:style-name="T7">Passive recon(mostly legal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5" draw:text-style-name="P11" draw:layer="layout" svg:width="24.892cm" svg:height="2.665cm" svg:x="1.778cm" svg:y="3.685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9.134cm" svg:x="1.217cm" svg:y="3.685cm" presentation:class="outline" presentation:user-transformed="true">
          <draw:text-box>
            <text:list text:style-name="L2">
              <text:list-header>
                <text:p><text:span text:style-name="T8">Warning: Illegal without authorization, can lead to jail-term and </text:span><text:span text:style-name="T8">heavy fines</text:span></text:p>
              </text:list-header>
              <text:list-item>
                <text:p><text:s/>Port scans </text:p>
              </text:list-item>
              <text:list-item>
                <text:p>Vulnerability scan</text:p>
                <text:p/>
              </text:list-item>
            </text:list>
          </draw:text-box>
        </draw:frame>
        <draw:frame presentation:style-name="pr3" draw:layer="layout" svg:width="25.199cm" svg:height="2.629cm" svg:x="1.4cm" svg:y="0.628cm" presentation:class="title">
          <draw:text-box>
            <text:p>Active recon</text:p>
          </draw:text-box>
        </draw:frame>
        <draw:frame draw:style-name="gr6" draw:text-style-name="P12" draw:layer="layout" svg:width="0.502cm" svg:height="0.988cm" svg:x="0.762cm" svg:y="1.522cm">
          <draw:text-box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Passive rec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Whois lookup</text:p>
              </text:list-item>
              <text:list-item>
                <text:p>Reverse DNS lookup</text:p>
              </text:list-item>
              <text:list-item>
                <text:p>Metadata of publicly available content</text:p>
              </text:list-item>
              <text:list-item>
                <text:p>Database dumps</text:p>
              </text:list-item>
              <text:list-item>
                <text:p text:style-name="P13">Robots.txt</text:p>
              </text:list-item>
              <text:list-item>
                <text:p>Google dorks</text:p>
              </text:list-item>
              <text:list-item>
                <text:p>Shodan.io</text:p>
                <text:p><text:s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Whois lookup</text:p>
          </draw:text-box>
        </draw:frame>
        <draw:frame presentation:style-name="pr5" draw:layer="layout" svg:width="25.199cm" svg:height="5.967cm" svg:x="1.524cm" svg:y="4.826cm" presentation:class="outline" presentation:user-transformed="true">
          <draw:text-box>
            <text:list text:style-name="L2">
              <text:list-item>
                <text:p>Owner contact information</text:p>
              </text:list-item>
              <text:list-item>
                <text:p>Domain registrar</text:p>
              </text:list-item>
              <text:list-item>
                <text:p>Domain tenur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>Reverse DNS lookup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>Metadata from websites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>CASE STUDY: pragyan.org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>Step 1 :Understanding the target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>Step 2: Understanding the state of software stack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>Step 3: Identifying (applicable)vulnerabilities <text:s/></text:p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>CASE STUDY 2: vitap.ac.in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 presentation:user-transformed="true">
          <draw:text-box>
            <text:p>Step 1: Listing all web pages in the domain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>Step 2: Accessing robots.txt and (hopefully) finding admin page</text:p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>Step 3: Looking up shodan.io to find more information</text:p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>SCADA – Where stability matters more than security</text:p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presentation:style-name="pr6" draw:layer="layout" svg:width="23.876cm" svg:height="4.356cm" svg:x="2.24cm" svg:y="2.756cm" presentation:class="outline" presentation:user-transformed="true">
          <draw:text-box>
            <text:list text:style-name="L2">
              <text:list-item>
                <text:p><text:span text:style-name="T9">What are they?</text:span></text:p>
                <text:p><text:span text:style-name="T10">Power plants, wind farms, factories, temperature control systems </text:span></text:p>
              </text:list-item>
            </text:list>
          </draw:text-box>
        </draw:frame>
        <draw:frame draw:style-name="gr7" draw:text-style-name="P15" draw:layer="layout" svg:width="21.844cm" svg:height="4.104cm" svg:x="2.286cm" svg:y="8.636cm">
          <draw:text-box>
            <text:list text:style-name="L1">
              <text:list-item>
                <text:p text:style-name="P14"><text:span text:style-name="T9">Why should I know about them?</text:span></text:p>
                <text:p text:style-name="P14"><text:span text:style-name="T11">Cyber war now means taking down SCADA systems. SCADA is the backbone of any country </text:span></text:p>
                <text:p text:style-name="P14"><text:span text:style-name="T12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0">
        <office:forms form:automatic-focus="false" form:apply-design-mode="false"/>
        <draw:frame presentation:style-name="pr3" draw:text-style-name="P16" draw:layer="layout" svg:width="25.199cm" svg:height="2.629cm" svg:x="1.4cm" svg:y="0.628cm" presentation:class="title" presentation:user-transformed="true">
          <draw:text-box>
            <text:p text:style-name="P16"><text:span text:style-name="T13">SCADA </text:span><text:span text:style-name="T13">commu</text:span><text:span text:style-name="T13">nication </text:span><text:span text:style-name="T13">protocol</text:span><text:span text:style-name="T13">s</text:span></text:p>
          </draw:text-box>
        </draw:frame>
        <draw:frame draw:style-name="standard" draw:layer="layout" svg:width="19.731cm" svg:height="10.94cm" svg:x="2.457cm" svg:y="2.9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Protocol</text:p>
              </table:table-cell>
              <table:table-cell>
                <text:p>Port</text:p>
              </table:table-cell>
              <table:table-cell>
                <text:p>Application</text:p>
              </table:table-cell>
            </table:table-row>
            <table:table-row table:style-name="ro1" table:default-cell-style-name="gray2">
              <table:table-cell>
                <text:p>Modbus</text:p>
              </table:table-cell>
              <table:table-cell>
                <text:p>502</text:p>
              </table:table-cell>
              <table:table-cell>
                <text:p>Powerplants,</text:p>
                <text:p>Dams, electricity grid</text:p>
              </table:table-cell>
            </table:table-row>
            <table:table-row table:style-name="ro1" table:default-cell-style-name="gray1">
              <table:table-cell>
                <text:p>S7 <text:tab/></text:p>
              </table:table-cell>
              <table:table-cell>
                <text:p>102</text:p>
              </table:table-cell>
              <table:table-cell>
                <text:p>Phone records and directories </text:p>
              </table:table-cell>
            </table:table-row>
            <table:table-row table:style-name="ro1" table:default-cell-style-name="gray2">
              <table:table-cell>
                <text:p>Fox protocol</text:p>
                <text:p>(Niagara framework)<text:tab/></text:p>
              </table:table-cell>
              <table:table-cell>
                <text:p><text:s/>1911,4911</text:p>
              </table:table-cell>
              <table:table-cell>
                <text:p>Building automation</text:p>
              </table:table-cell>
            </table:table-row>
            <table:table-row table:style-name="ro1" table:default-cell-style-name="gray1">
              <table:table-cell>
                <text:p>Universal Plug and Play(upnp)</text:p>
              </table:table-cell>
              <table:table-cell>
                <text:p>80, 443(mostly)</text:p>
              </table:table-cell>
              <table:table-cell>
                <text:p>IoT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Database dumps</text:p>
          </draw:text-box>
        </draw:frame>
        <draw:frame presentation:style-name="pr5" draw:layer="layout" svg:width="25.199cm" svg:height="9.134cm" svg:x="1.27cm" svg:y="3.566cm" presentation:class="outline" presentation:user-transformed="true">
          <draw:text-box>
            <text:p>Check the following websites:</text:p>
            <text:list text:style-name="L2">
              <text:list-item>
                <text:p>havibeenpwned.com</text:p>
              </text:list-item>
              <text:list-item>
                <text:p>Pasebin.com</text:p>
              </text:list-item>
              <text:list-item>
                <text:p>Piratebay.com</text:p>
              </text:list-item>
              <text:list-item>
                <text:p>Data.ddosecrets.com</text:p>
              </text:list-item>
              <text:list-item>
                <text:p>Torum (Darknet)</text:p>
              </text:list-item>
              <text:list-item>
                <text:p>Intel repository (Darknet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7" draw:text-style-name="P7" draw:layer="layout" svg:width="25.199cm" svg:height="3.625cm" svg:x="1.4cm" svg:y="0.13cm" presentation:class="title" presentation:user-transformed="true">
          <draw:text-box>
            <text:p>Following the money trail(crypto)</text:p>
          </draw:text-box>
        </draw:frame>
        <draw:frame presentation:style-name="pr5" draw:text-style-name="P7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Money is laundered using cryptocurrencies</text:p>
              </text:list-item>
              <text:list-item>
                <text:p><text:s/>Bitcoin is pseudonymous – with enough processing power, transactions can be traced</text:p>
              </text:list-item>
              <text:list-item>
                <text:p>Bitcoin is the most popular currency on dark net markets 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7" draw:text-style-name="P7" draw:layer="layout" svg:width="25.199cm" svg:height="3.625cm" svg:x="1.471cm" svg:y="5.842cm" presentation:class="title" presentation:user-transformed="true">
          <draw:text-box>
            <text:p>Trace Labs: Finding Missing People</text:p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Can OSINT get me into trouble?</text:p>
          </draw:text-box>
        </draw:frame>
        <draw:frame presentation:style-name="pr5" draw:text-style-name="P17" draw:layer="layout" svg:width="25.199cm" svg:height="7.491cm" svg:x="1.4cm" svg:y="5.463cm" presentation:class="outline" presentation:user-transformed="true">
          <draw:text-box>
            <text:list text:style-name="L2">
              <text:list-item>
                <text:p><text:span text:style-name="T14">Sometimes, yes. It cost Aron Swartz, a genius coder and the co-founder of Reddit , his life. He was 26.</text:span></text:p>
              </text:list-item>
              <text:list-item>
                <text:p><text:span text:style-name="T14">General rule of thumb: limit direct interaction with target and don’t touch anything that’s behind an authentication firewall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1" fo:font-family="'DejaVu Sans'" style:font-family-generic="roman" style:font-pitch="variable" fo:font-size="18pt" style:letter-kerning="true" style:font-name-asian="DejaVu Sans2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12T08:21:46.741470860</meta:creation-date>
    <dc:date>2020-02-15T02:34:23.333514225</dc:date>
    <meta:editing-duration>P1DT4H20M14S</meta:editing-duration>
    <meta:editing-cycles>4</meta:editing-cycles>
    <meta:generator>LibreOffice/6.4.0.3$Linux_X86_64 LibreOffice_project/40$Build-3</meta:generator>
    <meta:document-statistic meta:object-count="111"/>
  </office:meta>
</office:document-meta>
</file>